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32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89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0 Kommentare 266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82</text:p>
          </table:table-cell>
          <table:table-cell table:number-columns-repeated="6"/>
        </table:table-row>
        <table:table-row table:style-name="ro1">
          <table:table-cell table:formula="of:=SUM([.A69:.A100000])" office:value-type="float" office:value="82" calcext:value-type="float">
            <text:p>8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226468305665851&amp;set=a.107679917544691&amp;type=3&amp;theat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/8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3.11.21, 02:32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rghart Gerh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SCHLÄGT DEM FASS DEN BODEN AUS 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essor Dr.Lothar WIELER , seines Zeichens Präsident des ROBERT KOCH INSTITUTS - nicht ein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Arzt sondern bloß ein TIERARZT - gerade jenes Institut welches ja soooo Federführend i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weisungen an die Regierungen zum Coronavirus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Prognosen und Zahlen sowie die „Beurteilungen“ trifft in Deutschland und in Österreich immer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ein zusammen mit den „Lieblingsvirologen DROSTEN und LAUTERBACH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jetzt ist die betreffend die Impfungen die „Katze aus dem Sack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en doch die Trottel der Unter und Mittelschicht einmal ausprobieren, ob dieser ominöse Impfsto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klich Wirkung zei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positiven Ergebnissen wird sich dann auch die PRIVELIGIERTE OBERSCHICHT vielleicht Imp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en – MAXIMAL aber so in 5 bis 7 Jahren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ie Idioten von Deutschen und Österreichischen Politikern machen dieses Spiel mit und hauen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eigene Bevölkerung gnadenlos „in die Pfanne“! Was seid Ihr doch für Ungeheuer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226468305665851&amp;set=a.10767991754469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tzt könnt Ihr Euch also „BERUHIGT“ als TESTVIEH anbiet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ILEN TEILEN TEI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onik-Fotos · 22.12.202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6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win Scher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Burg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eine Frechheit sondergleichen, dieser Tierarzt gibt zu, erst das Volk also das Fußvolk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fen und nach 6-7 Jahren sieht man erst ob man die Oberschicht Impfen kann, wege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benwirkungen. Was glaubt ihr Abgehobenen Eliten ihr könnt uns das Volk als Versuchskanin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sbrauchen. Gebt euch selbst den Impfstoff ins G.....???? Und lasst euch Einweisen. Ihr seid d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mehr normal. Bitte Leute lässt euch nicht Impfen. Umso mehr ihr gegen diese Regierungen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utschland und bei uns in Österreich ankämpft umso mehr Druck entsteht gegen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gehobenen Elit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Machle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Burghart, er hat doch auch gesagt, dass es bei der Impfung auch zu Todesfäl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mmen kann. Wir sind Versuchskaninchen. Darum wird auch keine Haftung übern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Burg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ja Moni Nein auf keinen Fall. Ich lasse mich sowieso nicht Impf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Machle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Burghart, ich auch nicht. Bin Allergiker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Burg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226468305665851&amp;set=a.10767991754469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Burg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ja Moni ja ich auch. Der Chef des Robert Koch Institut,, sagte es wird als erstes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elschicht und die Unterschicht der Menschen geimpft "da kann man Abwegen wie vie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sterben und ob die Nebenwirkungen auftreten. Erst in 5-7Jahren werd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ERSCHICHT GEIMPFT. IST DAS EINE Frechh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 Scho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müsste für diese Unverschämtheit eingesperrt werden.... Leider scheint es da o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manden zu stö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im Superkna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 Scholz schon mal daran gedacht, dass es sich hier um einen Fake (einen gan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echten sogar) handelt ? Glaubt doch nicht jeden Scheiß und überprüft doch mal, ob er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klich so gesagt h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Ru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chlimme und Gemeine daran ist, dass wirklich viele Menschen, die Angst vor Coron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en, auf die Impfung hoffen, um endlich wieder ein relativ normales Leben zu füh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Menschen lassen sich gutgläubig impfen und spielen " russisches Roulette". Dies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rechen, was hier statt findet, muss sofort gestoppt werden, es grenzt an gefährli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rperverletzung bis hin zum Todschla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olde Mu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Rusch Wenn man boshaft wäre, könnte man sagen die Impfung stellt eine Ausles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,,,, aber wir Impfgegner sind nicht boshaft,,,,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Ru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olde Mug ..ich finde das hat mit Boshaftigkeit nichts zu tun, es ist der gesun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schenverstand, der eigentlich bei allen einsetzen sollte, aber die, bei denen Angst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dergrund steht, blockiert das Denken und da knüpft die Impfagenda an 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e meiner Tochter 30 Jahre und meiner Mutter 78 Jahre VERBOTEN sich Impfen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en, nicht generell, aber zumindest so lange, bis sie Erkrankung, samt Impfen zu 1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forscht, belegbar und getestet wurd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viel Zeit sollte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ly Huber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Rusch vorsätzlicher Mo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ürde das Urteil heißen wenn ich so was machen wü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in der Politik heißt es naja, Pech gehab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226468305665851&amp;set=a.10767991754469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im Superkna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Rus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im Superkna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Rus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e L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hat sie ja nicht alle, der ist ir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oll dieser Blödsinn jetz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Dörf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Pugg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Dörfli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226468305665851&amp;set=a.10767991754469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Puggl Lieber auf an tierarzt hören !?!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Pug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Dörflinger I Denk mal der hat trotzdem mehr Ahnung von Viren als du oder 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ßerdem is dieses “Zitat” erloge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imikama.at/aktuelles/haltlos-wieler-wuerde-impfung-an-unterschicht-teste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tlose Behauptung: Wieler würd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Dörf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Puggl haben die /wir kan richtigen arzt für die position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laub da war wohl a bissl Protektion da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rghart Ger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Puggl Ist es nicht-er hat es gesagt auch wenn es MIMIKA nicht wahrhaben will, klic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fach den Mimika artikel an, die zweifeln zwar können es aber auch nicht beweisen dass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nicht war !! Die sind seber die größten FAKIANER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Pug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rghart Gerhard interessant.. Sie haben doch bestimmt einen Beweis dass er es gesag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 oder?! Sonst wäre das Hörensagen und das machen sie ja bestimmt nicht oder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da Seigfri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cht jz? Wo und wann hat er das gesag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e Bi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da Seigfried ich würde auch gerne wissen woher das is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uel Bä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mimikama.at/aktuelles/haltlos-wieler-wuerde-impfung-an-unterschicht-testen/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tlose Behauptung: Wieler würd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226468305665851&amp;set=a.10767991754469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Gl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Filip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ank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Dietmar Deipenbr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nn bitte hat er das wo gesagt Quell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nder Rec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Dietmar Deipenbrock google! Echt steht schön im ersten Satz: tierarzt und fachtierarz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Lang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Dietmar Deipenbrock , egal wann u wo er das gesagt hat . Für so eine Aussage gehö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eingesperrt !!! Das ist doch versuchter Mord an der Mittelschicht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iver Berend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Mann ist Vorsitzender des RKI - das ist ein Verwaltungspost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 grundsätzlich können Tiere wie Menschen von Viren krank gemach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mich würde ja mehr interessieren ob das ein Zitat ist oder ob man hier behauptet das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s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y Mer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in da merkt man das ein jeder fette kohle einstreifen möchte und die Bürger müssen ihre Nas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halten und werden noch gezwungen zu hause zu sitzen menschenunwürdig für viele unmög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Rieg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e Zitate bringen uns gar nichts. Das lässt uns nur in einem schlechten Licht da steh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iert euch mal über das Robert Koch Institut im 2. Weltkrieg. Die haben damals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gem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226468305665851&amp;set=a.10767991754469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rghart Ger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n interessant dass manche dies als FAKE ansehen - steht schon tagelang in Netzt frag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 beim Institut nach - da heisst es kein Kommentar ! Schon seltsam - oder 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rghart Ger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MIMIKAMA ist anscheinend der "Oberste FAKTENHÜTER" - selber aber verbreitet diese Sei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WAHRHEITEN - denn diese Aussage wurde von Wieler getätigt und Ihr von MIMIKAMA se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cheinend zu Blöd um selber nach zu fragen - beim Robert Koch Institut heisst es dazu blos - K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AR ! Und dass legt Ihr bereits aus, dass Wieler diese Aussage nicht gemacht hätte !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uriger Haufen seid ihr , ansonsten nichts ! In Eurer Antwort stellt Ihr nur "Vermutungen" auf - as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WEIST IHR MIR; DASS DIESE AUSSAGE nie GETÄTIGT WURDE. Ihr sagt ja selber dass dies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gemeint sei -habt Ihr eine Kristallkugel wo Ihr beurteilen könnt WIE derjenige welcher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age macht die gemeint haben könnte ? Wie gesagt - ein trauriger Haufen von Selbsternann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unfähigen Querulanten !Eine Frage noch - wer bezahlt EUCH eigentlich für EURE LÜGEN 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gi Ho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deutschlandfunk.de/menschenexperimente-robert-koch-und-die-verbrechenvon.740.de.html?dram%3Aarticle_id=489445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nschenexperimente - Robert Koch un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utschlandfunk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Dani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verlange vom Urheber dieses Posts eine seriöse und nachvollziehbare Quell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rghart Ger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Daniel - anruf bei Robert Koch Institut und du bekommst die Antwort : Kein Kommentar;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um dies in Facebook gepostet wird -kein Kommentar ! Ist ja wohl "Kommentar" genug -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bert Hes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Empören auf Facebook ist so häufig, dass keine Sau mehr interessiert. Irgendwo hat irgend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rottel irgendwas gesagt. Die Hühner im Stall kreischen und flattern auf und ab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ist Faceboo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226468305665851&amp;set=a.10767991754469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8" calcext:value-type="float">
            <text:p>18</text:p>
          </table:table-cell>
          <table:table-cell table:style-name="ce7" table:formula="of:=COUNTIF([.D$1:.D$1048576];&quot;X&quot;)" office:value-type="float" office:value="7" calcext:value-type="float">
            <text:p>7</text:p>
          </table:table-cell>
          <table:table-cell table:formula="of:=COUNTIF([.E$1:.E$1048576];&quot;X&quot;)" office:value-type="float" office:value="2" calcext:value-type="float">
            <text:p>2</text:p>
          </table:table-cell>
          <table:table-cell table:style-name="ce7" table:formula="of:=COUNTIF([.F$1:.F$1048576];&quot;X&quot;)" office:value-type="float" office:value="15" calcext:value-type="float">
            <text:p>15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711];[.D711];[.F711])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8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19:48:20.21581272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19:59:24.816141256</dc:date>
    <meta:editing-duration>PT4M31S</meta:editing-duration>
    <meta:editing-cycles>5</meta:editing-cycles>
    <meta:document-statistic meta:table-count="1" meta:cell-count="480" meta:object-count="0"/>
  </office:meta>
</office:document-meta>
</file>